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P37" style:parent-style-name="Standard" style:family="paragraph">
      <style:text-properties style:font-name="Times New Roman"/>
    </style:style>
    <style:style style:name="P38" style:parent-style-name="Textbody" style:family="paragraph">
      <style:text-properties style:font-name="Times New Roman" fo:font-size="12pt" style:font-size-asian="12pt" style:font-size-complex="12pt"/>
    </style:style>
    <style:style style:name="P39" style:parent-style-name="Textbody" style:family="paragraph">
      <style:paragraph-properties fo:margin-left="0.5312in" fo:text-indent="-0.25in">
        <style:tab-stops/>
      </style:paragraph-properties>
    </style:style>
    <style:style style:name="T40" style:parent-style-name="Fonteparág.padrão" style:family="text">
      <style:text-properties fo:font-size="12pt" style:font-size-asian="12pt" style:font-size-complex="12pt"/>
    </style:style>
    <style:style style:name="T41" style:parent-style-name="Fonteparág.padrão" style:family="text">
      <style:text-properties style:font-name="Times New Roman" fo:font-size="12pt" style:font-size-asian="12pt" style:font-size-complex="12pt"/>
    </style:style>
    <style:style style:name="T42" style:parent-style-name="Fonteparág.padrão" style:family="text">
      <style:text-properties style:font-name="Times New Roman" fo:font-size="12pt" style:font-size-asian="12pt" style:font-size-complex="12pt"/>
    </style:style>
    <style:style style:name="P43" style:parent-style-name="Textbody" style:family="paragraph">
      <style:paragraph-properties fo:margin-left="1.0298in">
        <style:tab-stops/>
      </style:paragraph-properties>
    </style:style>
    <style:style style:name="T44" style:parent-style-name="Fonteparág.padrão" style:family="text">
      <style:text-properties style:font-name="Times New Roman" fo:font-size="12pt" style:font-size-asian="12pt" style:font-size-complex="12pt"/>
    </style:style>
    <style:style style:name="T45" style:parent-style-name="Fonteparág.padrão" style:family="text">
      <style:text-properties style:font-name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fo:font-size="12pt" style:font-size-asian="12pt" style:font-size-complex="12pt"/>
    </style:style>
    <style:style style:name="P47" style:parent-style-name="Textbody" style:family="paragraph">
      <style:paragraph-properties fo:text-align="justify" fo:margin-left="1.0298in">
        <style:tab-stops/>
      </style:paragraph-properties>
      <style:text-properties style:font-name="Times New Roman" fo:font-size="12pt" style:font-size-asian="12pt" style:font-size-complex="12pt"/>
    </style:style>
    <style:style style:name="P48" style:parent-style-name="Textbody" style:family="paragraph">
      <style:paragraph-properties fo:text-align="justify" fo:margin-left="1in" fo:text-indent="-0.25in">
        <style:tab-stops/>
      </style:paragraph-properties>
    </style:style>
    <style:style style:name="T49" style:parent-style-name="Fonteparág.padrão" style:family="text">
      <style:text-properties style:font-name="Times New Roman" fo:font-style="italic" style:font-style-asian="italic"/>
    </style:style>
    <style:style style:name="T50" style:parent-style-name="Fonteparág.padrão" style:family="text">
      <style:text-properties style:font-name="Times New Roman"/>
    </style:style>
    <style:style style:name="T51" style:parent-style-name="Fonteparág.padrão" style:family="text">
      <style:text-properties style:font-name="Times New Roman" fo:font-style="italic" style:font-style-asian="italic"/>
    </style:style>
    <style:style style:name="T52" style:parent-style-name="Fonteparág.padrão" style:family="text">
      <style:text-properties style:font-name="Times New Roman"/>
    </style:style>
    <style:style style:name="P53" style:parent-style-name="Textbody" style:family="paragraph">
      <style:paragraph-properties fo:text-indent="-0.25in"/>
      <style:text-properties style:font-name="Times New Roman" fo:font-size="12pt" style:font-size-asian="12pt" style:font-size-complex="12pt"/>
    </style:style>
    <style:style style:name="P54" style:parent-style-name="Textbody" style:family="paragraph">
      <style:paragraph-properties fo:text-align="justify" fo:text-indent="-0.125in"/>
    </style:style>
    <style:style style:name="T55" style:parent-style-name="Fonteparág.padrão" style:family="text">
      <style:text-properties style:font-name="Times New Roman" fo:font-size="12pt" style:font-size-asian="12pt" style:font-size-complex="12pt"/>
    </style:style>
    <style:style style:name="T56" style:parent-style-name="Fonteparág.padrão" style:family="text">
      <style:text-properties style:font-name="Times New Roman" fo:font-size="12pt" style:font-size-asian="12pt" style:font-size-complex="12pt"/>
    </style:style>
    <style:style style:name="P57" style:parent-style-name="Textbody" style:family="paragraph">
      <style:paragraph-properties fo:text-align="justify" fo:text-indent="-0.125in"/>
      <style:text-properties style:font-name="Times New Roman" fo:font-size="12pt" style:font-size-asian="12pt" style:font-size-complex="12pt"/>
    </style:style>
    <style:style style:name="P58" style:parent-style-name="Standard" style:family="paragraph">
      <style:paragraph-properties fo:margin-left="0.984in" fo:text-indent="-0.0229in">
        <style:tab-stops>
          <style:tab-stop style:type="left" style:position="1.0187in"/>
        </style:tab-stops>
      </style:paragraph-properties>
      <style:text-properties style:font-name="Times New Roman"/>
    </style:style>
    <style:style style:name="P59" style:parent-style-name="Standard" style:family="paragraph">
      <style:paragraph-properties fo:margin-left="0.984in" fo:text-indent="-0.0229in">
        <style:tab-stops>
          <style:tab-stop style:type="left" style:position="1.0187in"/>
        </style:tab-stops>
      </style:paragraph-properties>
      <style:text-properties style:font-name="Times New Roman"/>
    </style:style>
    <style:style style:name="P60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1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2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6" style:parent-style-name="Textbody" style:family="paragraph">
      <style:paragraph-properties fo:margin-left="0.9951in">
        <style:tab-stops/>
      </style:paragraph-properties>
    </style:style>
    <style:style style:name="T67" style:parent-style-name="Fonteparág.padrão" style:family="text">
      <style:text-properties style:font-name="Times New Roman" fo:font-size="12pt" style:font-size-asian="12pt" style:font-size-complex="12pt"/>
    </style:style>
    <style:style style:name="T6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9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70" style:parent-style-name="Fonteparág.padrão" style:family="text">
      <style:text-properties style:font-name="Arial" style:font-name-complex="Arial" fo:background-color="#FFFFFF"/>
    </style:style>
    <style:style style:name="P71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2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3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4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75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76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77" style:parent-style-name="Fonteparág.padrão" style:family="text">
      <style:text-properties style:font-name="Times New Roman" style:font-name-asian="Times New Roman" style:font-name-complex="Tahoma" fo:font-size="12pt" style:font-size-asian="12pt" style:font-size-complex="12pt"/>
    </style:style>
    <style:style style:name="P78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79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0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1" style:parent-style-name="Textbody" style:family="paragraph">
      <style:paragraph-properties fo:margin-left="0in">
        <style:tab-stops/>
      </style:paragraph-properties>
    </style:style>
    <style:style style:name="T8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4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5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86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87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8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89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0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1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2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3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94" style:parent-style-name="Fonteparág.padrão" style:family="text">
      <style:text-properties style:font-name="Times New Roman"/>
    </style:style>
    <style:style style:name="T95" style:parent-style-name="Fonteparág.padrão" style:family="text">
      <style:text-properties style:font-name="Times New Roman" style:font-name-asian="Times New Roman"/>
    </style:style>
    <style:style style:name="T96" style:parent-style-name="Fonteparág.padrão" style:family="text">
      <style:text-properties style:font-name="Times New Roman"/>
    </style:style>
    <style:style style:name="T97" style:parent-style-name="Fonteparág.padrão" style:family="text">
      <style:text-properties style:font-name="Times New Roman" style:font-name-asian="Times New Roman"/>
    </style:style>
    <style:style style:name="T98" style:parent-style-name="Fonteparág.padrão" style:family="text">
      <style:text-properties style:font-name="Times New Roman"/>
    </style:style>
    <style:style style:name="T99" style:parent-style-name="Fonteparág.padrão" style:family="text">
      <style:text-properties style:font-name="Times New Roman" style:font-name-asian="Times New Roman"/>
    </style:style>
    <style:style style:name="T100" style:parent-style-name="Fonteparág.padrão" style:family="text">
      <style:text-properties style:font-name="Times New Roman" style:font-name-asian="Times New Roman"/>
    </style:style>
    <style:style style:name="T101" style:parent-style-name="Fonteparág.padrão" style:family="text">
      <style:text-properties style:font-name="Times New Roman" style:font-name-asian="Times New Roman" style:use-window-font-color="true"/>
    </style:style>
    <style:style style:name="T102" style:parent-style-name="Fonteparág.padrão" style:family="text">
      <style:text-properties style:font-name="Times New Roman" style:font-name-asian="Times New Roman"/>
    </style:style>
    <style:style style:name="P103" style:parent-style-name="Standard" style:family="paragraph">
      <style:text-properties style:font-name="Times New Roman"/>
    </style:style>
    <style:style style:name="P104" style:parent-style-name="Standard" style:family="paragraph">
      <style:text-properties style:font-name="Times New Roman"/>
    </style:style>
    <style:style style:name="P105" style:parent-style-name="Standard" style:family="paragraph">
      <style:text-properties style:font-name="Times New Roman"/>
    </style:style>
    <style:style style:name="P106" style:parent-style-name="Standard" style:family="paragraph">
      <style:paragraph-properties>
        <style:tab-stops>
          <style:tab-stop style:type="left" style:position="2.0138in"/>
        </style:tab-stops>
      </style:paragraph-properties>
      <style:text-properties style:font-name="Times New Roman"/>
    </style:style>
    <style:style style:name="P107" style:parent-style-name="Standard" style:family="paragraph">
      <style:text-properties style:font-name="Times New Roman"/>
    </style:style>
    <style:style style:name="P108" style:parent-style-name="Standard" style:family="paragraph">
      <style:text-properties style:font-name="Times New Roman"/>
    </style:style>
    <style:style style:name="P109" style:parent-style-name="Standard" style:family="paragraph">
      <style:text-properties style:font-name="Times New Roman"/>
    </style:style>
    <style:style style:name="P110" style:parent-style-name="Standard" style:family="paragraph">
      <style:text-properties style:font-name="Times New Roman"/>
    </style:style>
    <style:style style:name="P111" style:parent-style-name="Standard" style:family="paragraph">
      <style:text-properties style:font-name="Times New Roman"/>
    </style:style>
    <style:style style:name="P112" style:parent-style-name="Standard" style:family="paragraph">
      <style:text-properties style:font-name="Times New Roman"/>
    </style:style>
    <style:style style:name="P113" style:parent-style-name="Standard" style:family="paragraph">
      <style:text-properties style:font-name="Times New Roman"/>
    </style:style>
    <style:style style:name="P114" style:parent-style-name="Textbody" style:family="paragraph">
      <style:paragraph-properties fo:margin-left="1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15" style:parent-style-name="Textbody" style:family="paragraph">
      <style:paragraph-properties fo:margin-bottom="0in" fo:line-height="100%"/>
    </style:style>
    <style:style style:name="T11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7" style:parent-style-name="Fonteparág.padrão" style:family="text">
      <style:text-properties style:font-name="Times New Roman" fo:font-size="12pt" style:font-size-asian="12pt" style:font-size-complex="12pt"/>
    </style:style>
    <style:style style:name="T11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9" style:parent-style-name="Fonteparág.padrão" style:family="text">
      <style:text-properties style:font-name="Times New Roman" fo:font-size="12pt" style:font-size-asian="12pt" style:font-size-complex="12pt"/>
    </style:style>
    <style:style style:name="P120" style:parent-style-name="Textbody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1" style:parent-style-name="Textbody" style:family="paragraph">
      <style:paragraph-properties fo:margin-bottom="0in" fo:line-height="100%"/>
    </style:style>
    <style:style style:name="T122" style:parent-style-name="Fonteparág.padrão" style:family="text">
      <style:text-properties style:font-name="Times New Roman" fo:font-size="12pt" style:font-size-asian="12pt" style:font-size-complex="12pt"/>
    </style:style>
    <style:style style:name="T12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4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125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26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27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2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9" style:parent-style-name="Fonteparág.padrão" style:family="text">
      <style:text-properties style:font-name="Times New Roman" fo:font-size="12pt" style:font-size-asian="12pt" style:font-size-complex="12pt"/>
    </style:style>
    <style:style style:name="T13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31" style:parent-style-name="Fonteparág.padrão" style:family="text">
      <style:text-properties style:font-name="Times New Roman" fo:font-size="12pt" style:font-size-asian="12pt" style:font-size-complex="12pt"/>
    </style:style>
    <style:style style:name="T132" style:parent-style-name="Fonteparág.padrão" style:family="text">
      <style:text-properties style:font-name="Times New Roman" fo:font-size="12pt" style:font-size-asian="12pt" style:font-size-complex="12pt"/>
    </style:style>
    <style:style style:name="P133" style:parent-style-name="Textbody" style:family="paragraph">
      <style:paragraph-properties fo:margin-left="0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34" style:parent-style-name="Textbody" style:family="paragraph">
      <style:paragraph-properties fo:margin-left="1.0069in" fo:text-indent="-0.0118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35" style:parent-style-name="Textbody" style:family="paragraph">
      <style:paragraph-properties fo:margin-left="1in" fo:text-indent="-0.0048in">
        <style:tab-stops/>
      </style:paragraph-properties>
      <style:text-properties style:font-name="Times New Roman" fo:font-size="12pt" style:font-size-asian="12pt" style:font-size-complex="12pt"/>
    </style:style>
    <style:style style:name="P136" style:parent-style-name="Textbody" style:family="paragraph">
      <style:paragraph-properties fo:text-align="justify" fo:margin-left="0in" fo:text-indent="-0.125in">
        <style:tab-stops/>
      </style:paragraph-properties>
      <style:text-properties style:font-name="Times New Roman" fo:font-size="12pt" style:font-size-asian="12pt" style:font-size-complex="12pt"/>
    </style:style>
    <style:style style:name="P137" style:parent-style-name="Textbody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P138" style:parent-style-name="Textbody" style:family="paragraph">
      <style:paragraph-properties fo:text-indent="-0.25in"/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P139" style:parent-style-name="Textbody" style:family="paragraph">
      <style:paragraph-properties fo:text-align="justify" fo:text-indent="-0.25in"/>
    </style:style>
    <style:style style:name="T140" style:parent-style-name="Fonteparág.padrão" style:family="text">
      <style:text-properties style:font-name="Times New Roman" fo:font-size="12pt" style:font-size-asian="12pt" style:font-size-complex="12pt"/>
    </style:style>
    <style:style style:name="T141" style:parent-style-name="Fonteparág.padrão" style:family="text">
      <style:text-properties style:font-name="Times New Roman" fo:font-size="12pt" style:font-size-asian="12pt" style:font-size-complex="12pt"/>
    </style:style>
    <style:style style:name="T142" style:parent-style-name="Fonteparág.padrão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T143" style:parent-style-name="Fonteparág.padrão" style:family="text">
      <style:text-properties style:font-name="Times New Roman" fo:font-size="12pt" style:font-size-asian="12pt" style:font-size-complex="12pt"/>
    </style:style>
    <style:style style:name="P144" style:parent-style-name="Textbody" style:family="paragraph">
      <style:paragraph-properties fo:text-indent="-0.25in"/>
      <style:text-properties style:font-name="Times New Roman" fo:font-size="12pt" style:font-size-asian="12pt" style:font-size-complex="12pt"/>
    </style:style>
    <style:style style:name="P145" style:parent-style-name="Textbody" style:family="paragraph">
      <style:paragraph-properties fo:margin-left="0.5416in">
        <style:tab-stops/>
      </style:paragraph-properties>
      <style:text-properties style:font-name="Times New Roman" fo:font-size="12pt" style:font-size-asian="12pt" style:font-size-complex="12pt"/>
    </style:style>
    <style:style style:name="P146" style:parent-style-name="Textbody" style:family="paragraph">
      <style:paragraph-properties fo:margin-left="0.5416in">
        <style:tab-stops/>
      </style:paragraph-properties>
      <style:text-properties style:font-name="Times New Roman" fo:font-size="12pt" style:font-size-asian="12pt" style:font-size-complex="12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T148" style:parent-style-name="Fonteparág.padrão" style:family="text">
      <style:text-properties style:font-name="Times New Roman" fo:font-weight="bold" style:font-weight-asian="bold" style:font-weight-complex="bold"/>
    </style:style>
    <style:style style:name="T149" style:parent-style-name="Fonteparág.padrão" style:family="text">
      <style:text-properties style:font-name="Times New Roman"/>
    </style:style>
    <style:style style:name="T150" style:parent-style-name="Fonteparág.padrão" style:family="text">
      <style:text-properties style:font-name="Times New Roman" fo:font-weight="bold" style:font-weight-asian="bold" style:font-weight-complex="bold"/>
    </style:style>
    <style:style style:name="T151" style:parent-style-name="Fonteparág.padrão" style:family="text">
      <style:text-properties style:font-name="Times New Roman"/>
    </style:style>
    <style:style style:name="T152" style:parent-style-name="Fonteparág.padrão" style:family="text">
      <style:text-properties style:font-name="Times New Roman"/>
    </style:style>
    <style:style style:name="P153" style:parent-style-name="Standard" style:family="paragraph">
      <style:text-properties style:font-name="Times New Roman"/>
    </style:style>
    <style:style style:name="P154" style:parent-style-name="Textbody" style:family="paragraph">
      <style:paragraph-properties fo:text-align="justify" fo:margin-left="0in">
        <style:tab-stops/>
      </style:paragraph-properties>
    </style:style>
    <style:style style:name="T155" style:parent-style-name="Fonteparág.padrão" style:family="text">
      <style:text-properties fo:font-size="12pt" style:font-size-asian="12pt" style:font-size-complex="12pt"/>
    </style:style>
    <style:style style:name="T156" style:parent-style-name="Fonteparág.padrão" style:family="text">
      <style:text-properties fo:font-size="12pt" style:font-size-asian="12pt" style:font-size-complex="12pt"/>
    </style:style>
    <style:style style:name="T157" style:parent-style-name="Fonteparág.padrão" style:family="text">
      <style:text-properties style:font-name="Times New Roman" fo:font-size="12pt" style:font-size-asian="12pt" style:font-size-complex="12pt"/>
    </style:style>
    <style:style style:name="T158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59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0" style:parent-style-name="Fonteparág.padrão" style:family="text">
      <style:text-properties style:font-name="Times New Roman" fo:font-size="12pt" style:font-size-asian="12pt" style:font-size-complex="12pt"/>
    </style:style>
    <style:style style:name="T161" style:parent-style-name="Fonteparág.padrão" style:family="text">
      <style:text-properties style:font-name="Times New Roman" fo:font-size="12pt" style:font-size-asian="12pt" style:font-size-complex="12pt"/>
    </style:style>
    <style:style style:name="T162" style:parent-style-name="Fonteparág.padrão" style:family="text">
      <style:text-properties style:font-name="Times New Roman" fo:font-size="12pt" style:font-size-asian="12pt" style:font-size-complex="12pt"/>
    </style:style>
    <style:style style:name="P163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4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5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6" style:parent-style-name="Textbody" style:family="paragraph">
      <style:paragraph-properties fo:text-align="justify" fo:margin-left="0in">
        <style:tab-stops/>
      </style:paragraph-properties>
    </style:style>
    <style:style style:name="T167" style:parent-style-name="Fonteparág.padrão" style:family="text">
      <style:text-properties fo:font-size="12pt" style:font-size-asian="12pt" style:font-size-complex="12pt"/>
    </style:style>
    <style:style style:name="T168" style:parent-style-name="Fonteparág.padrão" style:family="text">
      <style:text-properties fo:font-size="12pt" style:font-size-asian="12pt" style:font-size-complex="12pt"/>
    </style:style>
    <style:style style:name="T169" style:parent-style-name="Fonteparág.padrão" style:family="text">
      <style:text-properties style:font-name="Times New Roman" fo:font-size="12pt" style:font-size-asian="12pt" style:font-size-complex="12pt"/>
    </style:style>
    <style:style style:name="T170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71" style:parent-style-name="Fonteparág.padrão" style:family="text">
      <style:text-properties style:font-name="Times New Roman" fo:font-size="12pt" style:font-size-asian="12pt" style:font-size-complex="12pt"/>
    </style:style>
    <style:style style:name="P172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73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174" style:parent-style-name="Fonteparág.padrão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T175" style:parent-style-name="Fonteparág.padrão" style:family="text">
      <style:text-properties style:font-name="Times New Roman" fo:font-size="10pt" style:font-size-asian="10pt" style:font-size-complex="10pt"/>
    </style:style>
    <style:style style:name="T176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77" style:parent-style-name="Fonteparág.padrão" style:family="text">
      <style:text-properties style:font-name="Times New Roman" fo:font-size="10pt" style:font-size-asian="10pt" style:font-size-complex="10pt"/>
    </style:style>
    <style:style style:name="P178" style:parent-style-name="Standard" style:family="paragraph">
      <style:text-properties fo:font-size="10pt" style:font-size-asian="10pt" style:font-size-complex="10pt"/>
    </style:style>
    <style:style style:name="P179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180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181" style:parent-style-name="Standard" style:family="paragraph">
      <style:text-properties style:font-name="Times New Roman" fo:font-size="10pt" style:font-size-asian="10pt" style:font-size-complex="10pt"/>
    </style:style>
    <style:style style:name="P182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/>
    </style:style>
    <style:style style:name="P183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/>
    </style:style>
    <style:style style:name="P184" style:parent-style-name="Título2" style:family="paragraph">
      <style:paragraph-properties fo:text-indent="0.5in"/>
    </style:style>
    <style:style style:name="T185" style:parent-style-name="Fonteparág.padrão" style:family="text">
      <style:text-properties style:font-name="Times New Roman" fo:font-weight="normal" style:font-weight-asian="normal" fo:language="pt" fo:country="BR"/>
    </style:style>
    <style:style style:name="P186" style:parent-style-name="Título2" style:family="paragraph">
      <style:paragraph-properties fo:text-indent="0.5in"/>
      <style:text-properties style:font-name="Times New Roman" fo:font-weight="normal" style:font-weight-asian="normal" fo:language="pt" fo:country="BR"/>
    </style:style>
    <style:style style:name="P187" style:parent-style-name="Standard" style:family="paragraph">
      <style:text-properties style:font-name="Times New Roman" fo:font-size="10pt" style:font-size-asian="10pt" style:font-size-complex="10pt"/>
    </style:style>
    <style:style style:name="T188" style:parent-style-name="Fonteparág.padrão" style:family="text">
      <style:text-properties style:font-name="Times New Roman"/>
    </style:style>
    <style:style style:name="P189" style:parent-style-name="Standard" style:family="paragraph">
      <style:text-properties style:font-name="Times New Roman"/>
    </style:style>
    <style:style style:name="P190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1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2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3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4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5" style:parent-style-name="Textbody" style:list-style-name="LFO12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6" style:parent-style-name="Textbody" style:list-style-name="LFO12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7" style:parent-style-name="Textbody" style:family="paragraph">
      <style:paragraph-properties fo:text-align="justify"/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emória Virtual<text:line-break/>Caso de uso: Editar Instituição</text:p>
      <text:p text:style-name="P33"/>
      <text:h text:style-name="Título1" text:outline-level="1">Breve Descrição</text:h>
      <text:p text:style-name="P34">Esse caso de uso permite que o Admininistrador/Gerente <text:s/>altere os dados de uma instituição no sistema.</text:p>
      <text:h text:style-name="Título1" text:outline-level="1">Breve Descrição<text:s/>dos Atores</text:h>
      <text:p text:style-name="Standard"><text:span text:style-name="T35"><text:tab/>- Administrador (do Sistema): Altera os dados de qualquer<text:s/></text:span><text:span text:style-name="T36"><text:tab/>instituição.</text:span></text:p>
      <text:p text:style-name="P37"><text:tab/>- Gerente (da Instituição): Altera os dados de sua própria instituição.</text:p>
      <text:h text:style-name="Título1" text:outline-level="1">Pré-condições</text:h>
      <text:p text:style-name="P38">- O usuário está logado no sistema.</text:p>
      <text:h text:style-name="Título1" text:outline-level="1">Fluxo Básico de Eventos</text:h>
      <text:p text:style-name="P39"><text:span text:style-name="T40">1</text:span><text:span text:style-name="T41">. O Administrador/Gerent</text:span><text:span text:style-name="T42">e seleciona a opção “Editar Instituição” e o sistema exibe uma tela com as seguintes opções:</text:span></text:p>
      <text:p text:style-name="P43"><text:span text:style-name="T44"><text:s text:c="2"/>- campo para inserir “Nome da Instituição” para buscar a Instituição que se deseja editar. Esse campo deve ser auto completável, ou seja, de acordo com a informa</text:span><text:span text:style-name="T45">ção que está sendo inserida pelo usuário ele cria e exibe uma lista, (abaixo do campo onde o nome está sendo inserido) com os possíveis nomes que estão sendo pesquisados (respeitando a breve descrição dos atores). A lista apresentada deve estar em ordem al</text:span><text:span text:style-name="T46">fabética. Assim, o usuário tem a opção de terminar de escrever o nome desejado ou o selecionar na lista que foi apresentada;</text:span></text:p>
      <text:p text:style-name="P47">- opção “Confirmar” para confirmar nome de Instituição fornecido;</text:p>
      <text:p text:style-name="P48"><text:span text:style-name="T49">-<text:s/></text:span><text:span text:style-name="T50">opção</text:span><text:span text:style-name="T51"><text:s/></text:span><text:span text:style-name="T52">“Cancelar” para sair da opção de edição de dados;</text:span></text:p>
      <text:p text:style-name="P53">2. O<text:s/>Administrador/Gerente digita o nome da Instituição a ser editada ou a escolhe na lista apresentada e seleciona a opção “Confirma”;</text:p>
      <text:p text:style-name="P54"><text:span text:style-name="T55">3. O sistema dá continuidade ao processo de edição exibindo uma tela contendo os <text:s/>seguintes campos editáveis, com preenchimen</text:span><text:span text:style-name="T56">to não obrigatório, para alteração dos dados:</text:span></text:p>
      <text:p text:style-name="P57">Obs. Os campos abaixo aparecem preenchidos conforme informações atuais registradas no sistema e devem estar liberados para edição;</text:p>
      <text:p text:style-name="P58"><text:tab/>- campo “Nome da Instituição”, <text:s/></text:p>
      <text:p text:style-name="P59">- <text:s/>campo "Município”;</text:p>
      <text:p text:style-name="P60"><text:s/><text:tab/><text:s/><text:tab/>- campo “Localidade”;</text:p>
      <text:soft-page-break/>
      <text:p text:style-name="P61"><text:s/><text:tab/><text:tab/>- campo “Estado” no formato: XX;</text:p>
      <text:p text:style-name="P62"><text:tab/><text:tab/>- campo “País”;</text:p>
      <text:p text:style-name="P63"><text:s/><text:tab/><text:tab/>- campo “Endereço Completo” (Logradouro, Número, Complemento);</text:p>
      <text:p text:style-name="P64"><text:s/><text:tab/><text:tab/>- campo “CEP” ;</text:p>
      <text:p text:style-name="P65"><text:s/><text:tab/><text:tab/><text:s/>- campo “Caixa Postal” ;</text:p>
      <text:p text:style-name="P66"><text:span text:style-name="T67">- campo “</text:span><text:span text:style-name="T68">Telefone(s)/Fax”<text:s/></text:span><text:span text:style-name="T69">no formato:<text:s/></text:span><text:span text:style-name="T70">(DD)12345-1234 ou (DD)1234-1234;</text:span></text:p>
      <text:p text:style-name="P71"><text:s/><text:tab/><text:tab/>- campo<text:s/>“Email”, com verificação de e-mail válido.</text:p>
      <text:p text:style-name="P72"><text:s/><text:tab/><text:tab/>- campo “URL”</text:p>
      <text:p text:style-name="P73"><text:s/><text:tab/><text:tab/>- campo “Identificação do Proprietário”</text:p>
      <text:p text:style-name="P74"><text:s/><text:tab/><text:tab/>- campo “Administrador da Propriedade”</text:p>
      <text:p text:style-name="Textbody"><text:span text:style-name="T75">- campo “</text:span><text:span text:style-name="T76">Coordenadas Geográficas</text:span><text:span text:style-name="T77">”</text:span></text:p>
      <text:p text:style-name="P78">-Latitude<text:tab/>no formato DMS: <text:s/>grausºminutos'segundos''</text:p>
      <text:p text:style-name="P79">-Longitude<text:tab/>no formato DMS: <text:s/>grausºminutos'segundos''</text:p>
      <text:p text:style-name="P80">-Altitude<text:tab/></text:p>
      <text:p text:style-name="P81"><text:span text:style-name="T82"><text:s/></text:span><text:span text:style-name="T83"><text:tab/></text:span><text:span text:style-name="T84"><text:tab/>- campo “Tipo de Propriedade” - <text:s/>Campo em ordem alfabética, auto</text:span><text:span text:style-name="T85">-<text:s/></text:span><text:span text:style-name="T86"><text:tab/><text:s/></text:span><text:span text:style-name="T87"><text:tab/>completável,</text:span><text:span text:style-name="T88"><text:s/>com a lista apresentada a seguir:</text:span></text:p>
      <text:p text:style-name="P89">- Pública</text:p>
      <text:p text:style-name="P90"><text:tab/><text:tab/>- Privada</text:p>
      <text:p text:style-name="P91"><text:tab/><text:tab/>- Mista</text:p>
      <text:p text:style-name="P92"><text:tab/><text:tab/>- Outra</text:p>
      <text:p text:style-name="P93"/>
      <text:p text:style-name="Standard"><text:span text:style-name="T94">- campo<text:s/></text:span><text:span text:style-name="T95">“</text:span><text:span text:style-name="T96">Proteção Existente</text:span><text:span text:style-name="T97">”</text:span><text:span text:style-name="T98">:<text:s/></text:span><text:span text:style-name="T99">Campo em ordem<text:s/></text:span><text:span text:style-name="T100">alfabética, auto</text:span><text:span text:style-name="T101">-completável,</text:span><text:span text:style-name="T102"><text:s/>com a lista apresentada a seguir:</text:span></text:p>
      <text:p text:style-name="P103"><text:tab/><text:s/><text:tab/>-Patrimônio Mundial</text:p>
      <text:p text:style-name="P104"><text:tab/><text:tab/>-Federal/ Individual</text:p>
      <text:p text:style-name="P105"><text:tab/><text:tab/>-Federal/ Conjunto</text:p>
      <text:p text:style-name="P106"><text:tab/>-Estadual/ Individual</text:p>
      <text:p text:style-name="P107"><text:tab/><text:tab/>-Estadual/ Conjunto</text:p>
      <text:p text:style-name="P108"><text:tab/><text:tab/>-Municipal/ Individual<text:s/><text:tab/></text:p>
      <text:p text:style-name="P109">-Municipal/ Conjunto</text:p>
      <text:p text:style-name="P110"><text:tab/><text:tab/>-Decreto Juridico</text:p>
      <text:p text:style-name="P111"><text:tab/><text:tab/>-Entorno de Bem Protegido</text:p>
      <text:p text:style-name="P112"><text:tab/><text:tab/>-Nenhuma</text:p>
      <text:p text:style-name="P113"/>
      <text:p text:style-name="P114">-campo “Tipo/ Legislação Incidente”: Campo Editável</text:p>
      <text:p text:style-name="P115"><text:span text:style-name="T116">-campo<text:s/></text:span><text:span text:style-name="T117">“Imagens</text:span><text:span text:style-name="T118">”<text:s/></text:span><text:span text:style-name="T119">:</text:span></text:p>
      <text:p text:style-name="P120"><text:tab/>-campo para buscar arquivos de imagem para upload e botão para<text:s/><text:tab/>busca.</text:p>
      <text:soft-page-break/>
      <text:p text:style-name="P121"><text:span text:style-name="T122">-link “Adicionar nova Imagem</text:span><text:span text:style-name="T123">” caso o usuário queira fazer upload de mais de uma image</text:span><text:span text:style-name="T124">m.</text:span></text:p>
      <text:p text:style-name="P125">- opção para deletar imagem.</text:p>
      <text:p text:style-name="P126"/>
      <text:p text:style-name="P127"><text:span text:style-name="T128"><text:s/>- campo<text:s/></text:span><text:span text:style-name="T129">“Síntese Histórica</text:span><text:span text:style-name="T130">” Campo Editável para<text:s/></text:span><text:span text:style-name="T131">Incluir dados sobre a formação da Fazenda, principais atividades econômicas, dados de compra e venda, dados de formação, da ocupação humana e da situação das terras, anterior</text:span><text:span text:style-name="T132">es à sua formação.</text:span></text:p>
      <text:p text:style-name="P133"><text:s/><text:tab/><text:tab/></text:p>
      <text:p text:style-name="P134">- campo “Revisão” do tipo “checkbox”. Esse campo deve ser marcado caso seja necessária revisão para liberar a catalogação.</text:p>
      <text:p text:style-name="P135">-botão “Salvar” para salvar as alterações nos dados;</text:p>
      <text:p text:style-name="P136"><text:s/><text:tab/><text:tab/><text:tab/>- botão “Voltar” para voltar à tela de seleção da<text:s/>Instituição a ser editada;</text:p>
      <text:p text:style-name="P137">- botão “Cancelar” para deixar a opção “Editar Instituição” sem alterar nenhum dado;</text:p>
      <text:p text:style-name="P138">4. O <text:s/>Administrador/Gerente seleciona o(s) campos referentes aos dado(s) que deseja alterar e informa os novos dados que deseja;</text:p>
      <text:p text:style-name="P139"><text:span text:style-name="T140">5. Após as<text:s/></text:span><text:span text:style-name="T141">alterações desejadas, o<text:s/></text:span><text:span text:style-name="T142">Administrador/Gerente</text:span><text:span text:style-name="T143"><text:s/>seleciona a opção “Salvar” para registrar as mudanças no sistema.</text:span></text:p>
      <text:p text:style-name="P144">6. O sistema valida a operação e exibe a mensagem “Alterações realizadas com sucesso” e redireciona para a página principal do sistema;</text:p>
      <text:p text:style-name="P145">7. O caso de uso é encerrado.</text:p>
      <text:p text:style-name="P146"/>
      <text:h text:style-name="Título1" text:outline-level="1">Fluxos Alternativos</text:h>
      <text:p text:style-name="P147"/>
      <text:h text:style-name="Título2" text:outline-level="2">Fluxo Alternativo 1</text:h>
      <text:p text:style-name="Standard"><text:span text:style-name="T148"><text:tab/><text:s/></text:span><text:span text:style-name="T149">Se no<text:s/></text:span><text:span text:style-name="T150">Fluxo Básico</text:span><text:span text:style-name="T151"><text:s/>a qualquer momento o usuário selecionar a opção “Cancelar”<text:s/></text:span><text:span text:style-name="T152"><text:tab/>O sistema retorna à página inicial e o caso de uso termina.</text:span></text:p>
      <text:p text:style-name="P153"/>
      <text:h text:style-name="Título2" text:outline-level="2">Fluxo Alternativo 2</text:h>
      <text:p text:style-name="P154"><text:span text:style-name="T155"><text:s/></text:span><text:span text:style-name="T156"><text:tab/></text:span><text:span text:style-name="T157">Se no passo 2 do<text:s/></text:span><text:span text:style-name="T158">Fluxo Básic</text:span><text:span text:style-name="T159">o<text:s/></text:span><text:span text:style-name="T160">o Administrador/Gerente tentar selecionar<text:s/></text:span><text:span text:style-name="T161"><text:tab/>a opção “Confirmar” sem ter<text:s/></text:span><text:span text:style-name="T162"><text:tab/>inserido ou selecionado nenhum nome na lista:</text:span></text:p>
      <text:p text:style-name="P163"><text:s/><text:tab/><text:tab/>1. O sistema exibe a mensagem “Insira um Nome ou Parte do nome<text:s/><text:tab/><text:tab/>desejado e então o selecione na lista”;</text:p>
      <text:p text:style-name="P164"><text:s/><text:tab/><text:tab/>2. O sistema retorna ao passo 1 do fluxo básico.</text:p>
      <text:p text:style-name="P165"/>
      <text:h text:style-name="Título2" text:outline-level="2">Fluxo Alternativo 3</text:h>
      <text:p text:style-name="P166"><text:span text:style-name="T167"><text:s/></text:span><text:span text:style-name="T168"><text:tab/></text:span><text:span text:style-name="T169">Se no passo 2 do<text:s/></text:span><text:span text:style-name="T170">Fluxo Básico<text:s/></text:span><text:span text:style-name="T171">o nome inserido não for encontrado, então:</text:span></text:p>
      <text:soft-page-break/>
      <text:p text:style-name="P172"><text:s/><text:tab/><text:tab/>1. O sistema exibe a mensagem “Instituição não encontrada”;</text:p>
      <text:p text:style-name="P173"><text:s/><text:tab/><text:tab/>2. O sistema retorna ao passo 1 para o fluxo básico.</text:p>
      <text:h text:style-name="Título2" text:outline-level="2">Fluxo Alternativo<text:s/>4</text:h>
      <text:p text:style-name="Standard"><text:span text:style-name="T174"><text:tab/></text:span><text:span text:style-name="T175">Se no passo 3 do<text:s/></text:span><text:span text:style-name="T176">Fluxo Básico</text:span><text:span text:style-name="T177"><text:s/>o Administrador clica em "Salvar” deixando algum espaço obrigatório sem preenchimento, então:</text:span></text:p>
      <text:p text:style-name="P178"/>
      <text:p text:style-name="P179"><text:s/>1. <text:s/>O sistema exibe a mensagem:</text:p>
      <text:p text:style-name="P180">a. “O campo &lt;nome do campo&gt; é de preenchimento obrigatório”;</text:p>
      <text:p text:style-name="P181"><text:s/><text:tab/><text:tab/>O caso de uso retorna ao passo<text:s/>3 do fluxo básico.</text:p>
      <text:p text:style-name="Normal"/>
      <text:p text:style-name="P182">Fluxo Alternativo 5</text:p>
      <text:p text:style-name="P183"/>
      <text:h text:style-name="P184" text:outline-level="2"><text:span text:style-name="T185">Se a qualquer momento o usuário selecionar a opção “Voltar”</text:span></text:h>
      <text:h text:style-name="P186" text:outline-level="2">O sistema retorna à tela de seleção de Instituição sem salvar nenhum dado que possa ter sido alterado naquele momento e limpa o campo de seleção para<text:s/>que<text:s/>uma<text:s/>nova procura possa ser selecionada.</text:h>
      <text:p text:style-name="P187"/>
      <text:h text:style-name="Título1" text:outline-level="1">Pós-Condições</text:h>
      <text:p text:style-name="Standard"><text:tab/><text:span text:style-name="T188">Fluxo Básico: Os dados da Instituição foram alterados.</text:span></text:p>
      <text:p text:style-name="P189"><text:tab/>Fluxo Alternativo 1: Não ocorre alteração na base de dados do sistema.</text:p>
      <text:p text:style-name="P190">Fluxo Alternativo 2: Não ocorre alteração na base de dados do sistema.</text:p>
      <text:p text:style-name="P191">Fluxo<text:s/>Alternativo 3: Não ocorre alteração na base de dados do sistema.</text:p>
      <text:p text:style-name="P192">Fluxo Alternativo 4: Não ocorre alteração na base de dados do sistema.<text:s/></text:p>
      <text:p text:style-name="P193">Fluxo Alternativo 5: Não ocorre alteração na base de dados do sistema.</text:p>
      <text:p text:style-name="P194"/>
      <text:h text:style-name="Título1" text:outline-level="1">Requisitos Especiais</text:h>
      <text:list text:style-name="LFO12" text:continue-numbering="true">
        <text:list-item>
          <text:p text:style-name="P195">A lista gerada no passo 2<text:s/>deve ser similar a um combo box que é atualizado a cada letra inserida pelo usuário no campo Nome.</text:p>
        </text:list-item>
        <text:list-item>
          <text:p text:style-name="P196">Performance: A resposta do sistema para a busca da Instituição deve ser realizada em até 1 segundo.</text:p>
        </text:list-item>
      </text:list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style:text-autospace="ideograph-alpha" fo:margin-top="0.0833in" fo:margin-bottom="0.0416in" style:line-height-at-least="0.1666in"/>
      <style:text-properties style:font-name="Arial" style:font-name-asian="Times New Roman" style:font-name-complex="Times New Roman" fo:font-weight="bold" style:font-weight-asian="bold" style:use-window-font-color="true" style:font-size-complex="10pt" fo:language="en" fo:country="US" style:language-complex="ar" style:country-complex="SA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4pt" style:font-size-asian="14pt" style:font-size-complex="14pt" fo:language="en" fo:country="US" style:language-complex="ar" style:country-complex="SA" fo:hyphenate="false"/>
    </style:style>
    <style:style style:name="Título5" style:display-name="Título 5" style:family="paragraph" style:parent-style-name="Standard" style:next-style-name="Standard" style:default-outline-level="5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use-window-font-color="true" fo:font-size="13pt" style:font-size-asian="13pt" style:font-size-complex="13pt" fo:language="en" fo:country="US" style:language-complex="ar" style:country-complex="SA" fo:hyphenate="false"/>
    </style:style>
    <style:style style:name="Título6" style:display-name="Título 6" style:family="paragraph" style:parent-style-name="Standard" style:next-style-name="Standard" style:default-outline-level="6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1pt" style:font-size-asian="11pt" style:font-size-complex="11pt" fo:language="en" fo:country="US" style:language-complex="ar" style:country-complex="SA" fo:hyphenate="false"/>
    </style:style>
    <style:style style:name="Título7" style:display-name="Título 7" style:family="paragraph" style:parent-style-name="Standard" style:next-style-name="Standard" style:default-outline-level="7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style:use-window-font-color="true" fo:language="en" fo:country="US" style:language-complex="ar" style:country-complex="SA" fo:hyphenate="false"/>
    </style:style>
    <style:style style:name="Título8" style:display-name="Título 8" style:family="paragraph" style:parent-style-name="Standard" style:next-style-name="Standard" style:default-outline-level="8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style:use-window-font-color="true" fo:language="en" fo:country="US" style:language-complex="ar" style:country-complex="SA" fo:hyphenate="false"/>
    </style:style>
    <style:style style:name="Título9" style:display-name="Título 9" style:family="paragraph" style:parent-style-name="Standard" style:next-style-name="Standard" style:default-outline-level="9">
      <style:paragraph-properties fo:widows="2" fo:orphans="2" style:text-autospace="ideograph-alpha" fo:margin-top="0.1666in" fo:margin-bottom="0.0416in"/>
      <style:text-properties style:font-name="Arial" style:font-name-asian="Times New Roman" style:font-name-complex="Arial" style:use-window-font-color="true" fo:font-size="11pt" style:font-size-asian="11pt" style:font-size-complex="11pt" fo:language="en" fo:country="US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Fonteparág.padrão">
      <style:text-properties style:font-name="Arial" style:font-name-asian="Times New Roman" style:font-name-complex="Times New Roman" fo:font-weight="bold" style:font-weight-asian="bold" style:font-size-complex="10pt" fo:language="en" fo:country="US" style:language-complex="ar" style:country-complex="SA"/>
    </style:style>
    <style:style style:name="Heading2Char" style:display-name="Heading 2 Char" style:family="text" style:parent-style-name="Fonteparág.padrão">
      <style:text-properties style:font-name="Arial" style:font-name-asian="Times New Roman" style:font-name-complex="Times New Roman" fo:font-weight="bold" style:font-weight-asian="bold" fo:font-size="10pt" style:font-size-asian="10pt" style:font-size-complex="10pt" fo:language="en" fo:country="US" style:language-complex="ar" style:country-complex="SA"/>
    </style:style>
    <style:style style:name="Heading3Char" style:display-name="Heading 3 Char" style:family="text" style:parent-style-name="Fonteparág.padrão">
      <style:text-properties style:font-name="Arial" style:font-name-asian="Times New Roman" style:font-name-complex="Times New Roman" style:font-style-complex="italic" fo:font-size="10pt" style:font-size-asian="10pt" style:font-size-complex="10pt" fo:language="en" fo:country="US" style:language-complex="ar" style:country-complex="SA"/>
    </style:style>
    <style:style style:name="Heading4Char" style:display-name="Heading 4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complex="ar" style:country-complex="SA"/>
    </style:style>
    <style:style style:name="Heading5Char" style:display-name="Heading 5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complex="ar" style:country-complex="SA"/>
    </style:style>
    <style:style style:name="Heading6Char" style:display-name="Heading 6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ize="11pt" style:font-size-asian="11pt" style:font-size-complex="11pt" fo:language="en" fo:country="US" style:language-complex="ar" style:country-complex="SA"/>
    </style:style>
    <style:style style:name="Heading7Char" style:display-name="Heading 7 Char" style:family="text" style:parent-style-name="Fonteparág.padrão">
      <style:text-properties style:font-name-asian="Times New Roman" style:font-name-complex="Times New Roman" fo:language="en" fo:country="US" style:language-complex="ar" style:country-complex="SA"/>
    </style:style>
    <style:style style:name="Heading8Char" style:display-name="Heading 8 Char" style:family="text" style:parent-style-name="Fonteparág.padrão">
      <style:text-properties style:font-name-asian="Times New Roman" style:font-name-complex="Times New Roman" fo:font-style="italic" style:font-style-asian="italic" style:font-style-complex="italic" fo:language="en" fo:country="US" style:language-complex="ar" style:country-complex="SA"/>
    </style:style>
    <style:style style:name="Heading9Char" style:display-name="Heading 9 Char" style:family="text" style:parent-style-name="Fonteparág.padrão">
      <style:text-properties style:font-name="Arial" style:font-name-asian="Times New Roman" style:font-name-complex="Arial" fo:font-size="11pt" style:font-size-asian="11pt" style:font-size-complex="11pt" fo:language="en" fo:country="US" style:language-complex="ar" style:country-complex="SA"/>
    </style:style>
    <style:style style:name="HeaderChar" style:display-name="Header Char" style:family="text" style:parent-style-name="Fonteparág.padrão">
      <style:text-properties style:font-name-complex="Mangal" style:font-size-complex="10.5pt"/>
    </style:style>
    <style:style style:name="FooterChar" style:display-name="Footer Char" style:family="text" style:parent-style-name="Fonteparág.padrão">
      <style:text-properties style:font-name-complex="Mangal" style:font-size-complex="10.5pt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style:language-asian="pt" style:country-asian="BR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19</text:p>
            </table:table-cell>
            <table:table-cell table:style-name="TableCell13">
              <text:p text:style-name="P14">Versão do Documento: 2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5/12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4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07-31T22:40:00Z</dc:date>
    <meta:template xlink:href="Normal" xlink:type="simple"/>
    <meta:editing-cycles>73</meta:editing-cycles>
    <meta:editing-duration>PT24780S</meta:editing-duration>
    <meta:document-statistic meta:page-count="4" meta:paragraph-count="11" meta:word-count="937" meta:character-count="5987" meta:row-count="42" meta:non-whitespace-character-count="5061"/>
  </office:meta>
</office:document-meta>
</file>